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company - список компаний на ммвб<text:line-break/>name - короткое имя компании<text:line-break/>code - тикер компании на бирже<text:line-break/>allname - прочие названия компаний для поиска по новостям<text:line-break/>link - ссылка на сайт с отчетностями<text:line-break/>price - цена компании<text:line-break/>information - информация о компании<text:line-break/>number_of_shares <text:span text:style-name="T1">- </text:span>кол акций</text:p>
      <text:p text:style-name="Standard"><text:bookmark text:name="tw-target-text"/>presence —<text:span text:style-name="T1"> наличие в листинге</text:span></text:p>
      <text:p text:style-name="Standard"><text:line-break/><text:line-break/><text:tab/>balance - бухгалтерский баланс <text:line-break/>code - тикер компании на бирже<text:line-break/>date - дата ( год отчетности)<text:line-break/>currency - валюта <text:line-break/>current_liabilities - краткосрочне обязательства<text:line-break/>long_term_liabilities -долгосрочные обязательства<text:line-break/>equity - капитал<text:line-break/><text:line-break/><text:tab/>income_statement - отчет о прибылях и убытках<text:line-break/>code - тикер компании на бирже<text:line-break/>date - дата (год отчетности)<text:line-break/>currency - валюта<text:line-break/><text:line-break/>operating_income - операционные доходы<text:line-break/>operation_expenses - операционные расходы <text:line-break/>net_income - чистая прибыл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12M30S</meta:editing-duration>
    <meta:editing-cycles>5</meta:editing-cycles>
    <meta:generator>OpenOffice/4.1.5$Win32 OpenOffice.org_project/415m1$Build-9789</meta:generator>
    <dc:date>2018-09-29T15:10:03.47</dc:date>
    <meta:document-statistic meta:table-count="0" meta:image-count="0" meta:object-count="0" meta:page-count="1" meta:paragraph-count="3" meta:word-count="113" meta:character-count="772"/>
    <meta:user-defined meta:name="Info 1"/>
    <meta:user-defined meta:name="Info 2"/>
    <meta:user-defined meta:name="Info 3"/>
    <meta:user-defined meta:name="Info 4"/>
  </office:meta>
</office:document-meta>
</file>